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officeooo:rsid="0015a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rt-install --connect qemu:///system --network bridge:virbr0 --name vm1 --ram=<text:span text:style-name="T1">1024</text:span> --disk path=/var/lib/libvirt/images/vm1.qcow2,size=8 --location /home/nurken/Downloads/CentOS-7-x86_64-DVD-2003.iso –vcpus=1 <text:s text:c="4"/></text:p>
      <text:p text:style-name="Standard"/>
      <text:p text:style-name="Standard"/>
      <text:p text:style-name="Standard"/>
      <text:p text:style-name="Standard">sudo virt-install --name centos7 --description "Test VM with CentOS 7" --ram=1024 --vcpus=2 --os-type=Linux --os-variant=rhel7 --disk path=/var/lib/libvirt/images/centos7.qcow2,bus=virtio,size=10 --graphics none --location $HOME/iso/CentOS-7-x86_64-Everything-1611.iso --network bridge:virbr0 <text:s/>--console pty,target_type=serial -x 'console=ttyS0,115200n8 serial'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0-09-22T23:55:56.397116261</meta:creation-date>
    <dc:date>2020-09-23T02:25:50.134849599</dc:date>
    <meta:editing-duration>PT22M59S</meta:editing-duration>
    <meta:editing-cycles>3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2" meta:word-count="57" meta:character-count="574" meta:non-whitespace-character-count="530"/>
  </office:meta>
</office:document-meta>
</file>